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5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" table:style-name="ta1">
        <table:shapes>
          <draw:frame draw:z-index="0" draw:style-name="gr1" draw:text-style-name="P1" svg:width="159.99mm" svg:height="89.99mm" svg:x="80.72mm" svg:y="1mm">
            <loext:p draw:notify-on-update-of-ranges="cameraslog_4.A1:cameraslog_4.A1 cameraslog_4.A2:cameraslog_4.A1001 cameraslog_4.B1:cameraslog_4.B1 cameraslog_4.B2:cameraslog_4.B1001 cameraslog_4.A1:cameraslog_4.A1 cameraslog_4.A2:cameraslog_4.A1001 cameraslog_4.C1:cameraslog_4.C1 cameraslog_4.C2:cameraslog_4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<text:s/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96904" calcext:value-type="float">
            <text:p>9,9969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59482" calcext:value-type="float">
            <text:p>10,0594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59482" calcext:value-type="float">
            <text:p>10,0594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196524" calcext:value-type="float">
            <text:p>10,1965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81084" calcext:value-type="float">
            <text:p>10,3810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381084" calcext:value-type="float">
            <text:p>10,3810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79336" calcext:value-type="float">
            <text:p>10,6793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69354" calcext:value-type="float">
            <text:p>10,9693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042213" calcext:value-type="float">
            <text:p>11,0422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042213" calcext:value-type="float">
            <text:p>11,0422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08564" calcext:value-type="float">
            <text:p>11,085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404632" calcext:value-type="float">
            <text:p>11,4046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16693" calcext:value-type="float">
            <text:p>11,8166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9433" calcext:value-type="float">
            <text:p>11,94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334678" calcext:value-type="float">
            <text:p>12,334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334678" calcext:value-type="float">
            <text:p>12,334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285055" calcext:value-type="float">
            <text:p>12,2850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486117" calcext:value-type="float">
            <text:p>12,4861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481991" calcext:value-type="float">
            <text:p>12,4819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18873" calcext:value-type="float">
            <text:p>12,6188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618873" calcext:value-type="float">
            <text:p>12,6188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902688" calcext:value-type="float">
            <text:p>12,902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763588" calcext:value-type="float">
            <text:p>12,7635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763588" calcext:value-type="float">
            <text:p>12,7635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861364" calcext:value-type="float">
            <text:p>12,8613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141004" calcext:value-type="float">
            <text:p>13,1410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141004" calcext:value-type="float">
            <text:p>13,1410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832363" calcext:value-type="float">
            <text:p>12,8323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832363" calcext:value-type="float">
            <text:p>12,8323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89029" calcext:value-type="float">
            <text:p>12,890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89029" calcext:value-type="float">
            <text:p>12,890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89029" calcext:value-type="float">
            <text:p>12,890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803398" calcext:value-type="float">
            <text:p>12,8033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83857" calcext:value-type="float">
            <text:p>12,838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2258" calcext:value-type="float">
            <text:p>13,22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2258" calcext:value-type="float">
            <text:p>13,22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126571" calcext:value-type="float">
            <text:p>13,1265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497276" calcext:value-type="float">
            <text:p>13,4972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497276" calcext:value-type="float">
            <text:p>13,4972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97276" calcext:value-type="float">
            <text:p>13,4972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497276" calcext:value-type="float">
            <text:p>13,4972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34779" calcext:value-type="float">
            <text:p>13,347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656439" calcext:value-type="float">
            <text:p>13,6564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962971" calcext:value-type="float">
            <text:p>13,9629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162033" calcext:value-type="float">
            <text:p>14,1620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162033" calcext:value-type="float">
            <text:p>14,1620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162033" calcext:value-type="float">
            <text:p>14,1620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162033" calcext:value-type="float">
            <text:p>14,1620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162033" calcext:value-type="float">
            <text:p>14,1620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162033" calcext:value-type="float">
            <text:p>14,1620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037479" calcext:value-type="float">
            <text:p>14,0374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385392" calcext:value-type="float">
            <text:p>14,3853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720937" calcext:value-type="float">
            <text:p>14,7209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843394" calcext:value-type="float">
            <text:p>14,8433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.843394" calcext:value-type="float">
            <text:p>14,8433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843394" calcext:value-type="float">
            <text:p>14,8433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.843394" calcext:value-type="float">
            <text:p>14,8433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843394" calcext:value-type="float">
            <text:p>14,8433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.843394" calcext:value-type="float">
            <text:p>14,8433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843394" calcext:value-type="float">
            <text:p>14,8433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534759" calcext:value-type="float">
            <text:p>14,5347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534759" calcext:value-type="float">
            <text:p>14,5347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343987" calcext:value-type="float">
            <text:p>14,3439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569882" calcext:value-type="float">
            <text:p>14,569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569882" calcext:value-type="float">
            <text:p>14,569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569882" calcext:value-type="float">
            <text:p>14,569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569882" calcext:value-type="float">
            <text:p>14,569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362618" calcext:value-type="float">
            <text:p>14,3626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296406" calcext:value-type="float">
            <text:p>14,2964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279859" calcext:value-type="float">
            <text:p>14,2798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294334" calcext:value-type="float">
            <text:p>14,2943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031199" calcext:value-type="float">
            <text:p>14,03119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099892" calcext:value-type="float">
            <text:p>14,0998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095756" calcext:value-type="float">
            <text:p>14,0957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725059" calcext:value-type="float">
            <text:p>13,7250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437118" calcext:value-type="float">
            <text:p>13,4371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437118" calcext:value-type="float">
            <text:p>13,4371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437118" calcext:value-type="float">
            <text:p>13,4371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437118" calcext:value-type="float">
            <text:p>13,4371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437118" calcext:value-type="float">
            <text:p>13,4371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178072" calcext:value-type="float">
            <text:p>13,1780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88805" calcext:value-type="float">
            <text:p>12,888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88805" calcext:value-type="float">
            <text:p>12,888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88805" calcext:value-type="float">
            <text:p>12,888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983162" calcext:value-type="float">
            <text:p>12,983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983162" calcext:value-type="float">
            <text:p>12,983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983162" calcext:value-type="float">
            <text:p>12,983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983162" calcext:value-type="float">
            <text:p>12,983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983162" calcext:value-type="float">
            <text:p>12,983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983162" calcext:value-type="float">
            <text:p>12,983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842531" calcext:value-type="float">
            <text:p>12,8425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674471" calcext:value-type="float">
            <text:p>12,674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674471" calcext:value-type="float">
            <text:p>12,674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674471" calcext:value-type="float">
            <text:p>12,674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413396" calcext:value-type="float">
            <text:p>12,4133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413396" calcext:value-type="float">
            <text:p>12,4133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403047" calcext:value-type="float">
            <text:p>12,4030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3431" calcext:value-type="float">
            <text:p>12,34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3431" calcext:value-type="float">
            <text:p>12,34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3431" calcext:value-type="float">
            <text:p>12,34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3431" calcext:value-type="float">
            <text:p>12,34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3431" calcext:value-type="float">
            <text:p>12,34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314692" calcext:value-type="float">
            <text:p>12,3146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035026" calcext:value-type="float">
            <text:p>12,0350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755358" calcext:value-type="float">
            <text:p>11,7553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755358" calcext:value-type="float">
            <text:p>11,7553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755358" calcext:value-type="float">
            <text:p>11,7553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440523" calcext:value-type="float">
            <text:p>11,4405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150479" calcext:value-type="float">
            <text:p>11,1504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146316" calcext:value-type="float">
            <text:p>11,1463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154579" calcext:value-type="float">
            <text:p>11,1545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154579" calcext:value-type="float">
            <text:p>11,1545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100868" calcext:value-type="float">
            <text:p>11,100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343288" calcext:value-type="float">
            <text:p>11,3432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343288" calcext:value-type="float">
            <text:p>11,3432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343288" calcext:value-type="float">
            <text:p>11,3432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343288" calcext:value-type="float">
            <text:p>11,3432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343288" calcext:value-type="float">
            <text:p>11,3432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575459" calcext:value-type="float">
            <text:p>11,575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575459" calcext:value-type="float">
            <text:p>11,575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575459" calcext:value-type="float">
            <text:p>11,575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575459" calcext:value-type="float">
            <text:p>11,575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575459" calcext:value-type="float">
            <text:p>11,575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575459" calcext:value-type="float">
            <text:p>11,575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575459" calcext:value-type="float">
            <text:p>11,575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575459" calcext:value-type="float">
            <text:p>11,575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5858" calcext:value-type="float">
            <text:p>11,58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270961" calcext:value-type="float">
            <text:p>11,2709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270961" calcext:value-type="float">
            <text:p>11,2709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270961" calcext:value-type="float">
            <text:p>11,2709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245729" calcext:value-type="float">
            <text:p>11,2457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997083" calcext:value-type="float">
            <text:p>10,9970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.997083" calcext:value-type="float">
            <text:p>10,9970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997083" calcext:value-type="float">
            <text:p>10,9970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997083" calcext:value-type="float">
            <text:p>10,9970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997083" calcext:value-type="float">
            <text:p>10,9970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030133" calcext:value-type="float">
            <text:p>11,0301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138123" calcext:value-type="float">
            <text:p>11,1381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138123" calcext:value-type="float">
            <text:p>11,1381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138123" calcext:value-type="float">
            <text:p>11,1381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976339" calcext:value-type="float">
            <text:p>10,9763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976339" calcext:value-type="float">
            <text:p>10,9763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976339" calcext:value-type="float">
            <text:p>10,9763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976339" calcext:value-type="float">
            <text:p>10,9763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95154" calcext:value-type="float">
            <text:p>10,951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895165" calcext:value-type="float">
            <text:p>10,8951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528643" calcext:value-type="float">
            <text:p>10,5286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528643" calcext:value-type="float">
            <text:p>10,5286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528643" calcext:value-type="float">
            <text:p>10,5286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661411" calcext:value-type="float">
            <text:p>10,6614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661411" calcext:value-type="float">
            <text:p>10,6614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661411" calcext:value-type="float">
            <text:p>10,6614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661409" calcext:value-type="float">
            <text:p>10,6614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661409" calcext:value-type="float">
            <text:p>10,6614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661409" calcext:value-type="float">
            <text:p>10,6614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661409" calcext:value-type="float">
            <text:p>10,6614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551383" calcext:value-type="float">
            <text:p>10,5513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391668" calcext:value-type="float">
            <text:p>10,3916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378713" calcext:value-type="float">
            <text:p>10,3787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378713" calcext:value-type="float">
            <text:p>10,3787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06181" calcext:value-type="float">
            <text:p>10,06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957999" calcext:value-type="float">
            <text:p>9,95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873599" calcext:value-type="float">
            <text:p>9,8735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927802" calcext:value-type="float">
            <text:p>9,9278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927802" calcext:value-type="float">
            <text:p>9,9278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8198" calcext:value-type="float">
            <text:p>9,81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8198" calcext:value-type="float">
            <text:p>9,81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8198" calcext:value-type="float">
            <text:p>9,81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8198" calcext:value-type="float">
            <text:p>9,81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819814" calcext:value-type="float">
            <text:p>9,819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819814" calcext:value-type="float">
            <text:p>9,819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819814" calcext:value-type="float">
            <text:p>9,819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819814" calcext:value-type="float">
            <text:p>9,819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819814" calcext:value-type="float">
            <text:p>9,819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819814" calcext:value-type="float">
            <text:p>9,819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993533" calcext:value-type="float">
            <text:p>9,993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993533" calcext:value-type="float">
            <text:p>9,993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039509" calcext:value-type="float">
            <text:p>10,039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039509" calcext:value-type="float">
            <text:p>10,039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039509" calcext:value-type="float">
            <text:p>10,039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039509" calcext:value-type="float">
            <text:p>10,039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039509" calcext:value-type="float">
            <text:p>10,039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99196" calcext:value-type="float">
            <text:p>9,99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99196" calcext:value-type="float">
            <text:p>9,99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020892" calcext:value-type="float">
            <text:p>10,020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020892" calcext:value-type="float">
            <text:p>10,020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020892" calcext:value-type="float">
            <text:p>10,020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020892" calcext:value-type="float">
            <text:p>10,020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020892" calcext:value-type="float">
            <text:p>10,020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020892" calcext:value-type="float">
            <text:p>10,020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768118" calcext:value-type="float">
            <text:p>9,768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500877" calcext:value-type="float">
            <text:p>9,5008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500877" calcext:value-type="float">
            <text:p>9,5008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500877" calcext:value-type="float">
            <text:p>9,5008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500877" calcext:value-type="float">
            <text:p>9,5008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339169" calcext:value-type="float">
            <text:p>9,3391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339169" calcext:value-type="float">
            <text:p>9,3391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239384" calcext:value-type="float">
            <text:p>9,2393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198576" calcext:value-type="float">
            <text:p>9,1985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198576" calcext:value-type="float">
            <text:p>9,1985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198576" calcext:value-type="float">
            <text:p>9,1985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198576" calcext:value-type="float">
            <text:p>9,1985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198576" calcext:value-type="float">
            <text:p>9,1985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152652" calcext:value-type="float">
            <text:p>9,1526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152652" calcext:value-type="float">
            <text:p>9,1526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164669" calcext:value-type="float">
            <text:p>9,164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88913" calcext:value-type="float">
            <text:p>8,889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832814" calcext:value-type="float">
            <text:p>8,8328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832814" calcext:value-type="float">
            <text:p>8,8328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832814" calcext:value-type="float">
            <text:p>8,8328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832814" calcext:value-type="float">
            <text:p>8,8328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814681" calcext:value-type="float">
            <text:p>8,814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756738" calcext:value-type="float">
            <text:p>8,75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771247" calcext:value-type="float">
            <text:p>8,771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696182" calcext:value-type="float">
            <text:p>8,69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712135" calcext:value-type="float">
            <text:p>8,712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617642" calcext:value-type="float">
            <text:p>8,6176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591323" calcext:value-type="float">
            <text:p>8,591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588801" calcext:value-type="float">
            <text:p>8,5888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452849" calcext:value-type="float">
            <text:p>8,4528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452849" calcext:value-type="float">
            <text:p>8,4528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452849" calcext:value-type="float">
            <text:p>8,4528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452849" calcext:value-type="float">
            <text:p>8,4528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452849" calcext:value-type="float">
            <text:p>8,4528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492543" calcext:value-type="float">
            <text:p>8,492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149189" calcext:value-type="float">
            <text:p>8,149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134211" calcext:value-type="float">
            <text:p>8,1342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134211" calcext:value-type="float">
            <text:p>8,1342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091191" calcext:value-type="float">
            <text:p>8,0911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091191" calcext:value-type="float">
            <text:p>8,0911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091191" calcext:value-type="float">
            <text:p>8,0911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091191" calcext:value-type="float">
            <text:p>8,0911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954288" calcext:value-type="float">
            <text:p>7,95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842141" calcext:value-type="float">
            <text:p>7,8421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838427" calcext:value-type="float">
            <text:p>7,838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767675" calcext:value-type="float">
            <text:p>7,7676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749451" calcext:value-type="float">
            <text:p>7,749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69528" calcext:value-type="float">
            <text:p>7,69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686576" calcext:value-type="float">
            <text:p>7,6865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649782" calcext:value-type="float">
            <text:p>7,6497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649782" calcext:value-type="float">
            <text:p>7,6497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649782" calcext:value-type="float">
            <text:p>7,6497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649782" calcext:value-type="float">
            <text:p>7,6497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649782" calcext:value-type="float">
            <text:p>7,6497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645212" calcext:value-type="float">
            <text:p>7,645212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13:21.616000000</dc:date>
    <meta:editing-duration>PT1M24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4cm" svg:y="3.946cm" style:legend-expansion="high" chart:style-name="ch2"/>
        <chart:plot-area chart:style-name="ch3" table:cell-range-address="cameraslog_4.A1:cameraslog_4.C1001" chart:data-source-has-labels="row" svg:x="0.32cm" svg:y="0.18cm" svg:width="10.904cm" svg:height="8.64cm">
          <chartooo:coordinate-region svg:x="0.952cm" svg:y="0.382cm" svg:width="9.889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4.B2:cameraslog_4.B1001" chart:label-cell-address="cameraslog_4.B1:cameraslog_4.B1" chart:class="chart:scatter">
            <chart:domain table:cell-range-address="cameraslog_4.A2:cameraslog_4.A1001"/>
            <chart:data-point chart:repeated="1000"/>
          </chart:series>
          <chart:series chart:style-name="ch8" chart:values-cell-range-address="cameraslog_4.C2:cameraslog_4.C1001" chart:label-cell-address="cameraslog_4.C1:cameraslog_4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4.B1:cameraslog_4.B1</svg:desc>
                </draw:g>
              </table:table-cell>
              <table:table-cell office:value-type="string">
                <text:p> number of cameras</text:p>
                <draw:g>
                  <svg:desc>cameraslog_4.C1:cameraslog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4.A2:cameraslog_4.A1001</svg:desc>
                </draw:g>
              </table:table-cell>
              <table:table-cell office:value-type="float" office:value="9.996904">
                <text:p>9.996904</text:p>
                <draw:g>
                  <svg:desc>cameraslog_4.B2:cameraslog_4.B1001</svg:desc>
                </draw:g>
              </table:table-cell>
              <table:table-cell office:value-type="float" office:value="20">
                <text:p>20</text:p>
                <draw:g>
                  <svg:desc>cameraslog_4.C2:cameraslog_4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59482">
                <text:p>10.0594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059482">
                <text:p>10.0594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196524">
                <text:p>10.1965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381084">
                <text:p>10.3810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381084">
                <text:p>10.3810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679336">
                <text:p>10.6793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969354">
                <text:p>10.969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042213">
                <text:p>11.042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042213">
                <text:p>11.042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08564">
                <text:p>11.085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404632">
                <text:p>11.4046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816693">
                <text:p>11.8166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9433">
                <text:p>11.94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334678">
                <text:p>12.3346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334678">
                <text:p>12.3346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285055">
                <text:p>12.2850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486117">
                <text:p>12.4861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481991">
                <text:p>12.4819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618873">
                <text:p>12.6188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618873">
                <text:p>12.6188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902688">
                <text:p>12.902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763588">
                <text:p>12.7635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763588">
                <text:p>12.7635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861364">
                <text:p>12.8613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141004">
                <text:p>13.1410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141004">
                <text:p>13.1410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832363">
                <text:p>12.8323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832363">
                <text:p>12.8323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89029">
                <text:p>12.890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89029">
                <text:p>12.890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89029">
                <text:p>12.890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803398">
                <text:p>12.80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83857">
                <text:p>12.83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2258">
                <text:p>13.22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2258">
                <text:p>13.22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.126571">
                <text:p>13.1265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.497276">
                <text:p>13.4972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.497276">
                <text:p>13.4972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497276">
                <text:p>13.4972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.497276">
                <text:p>13.4972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.34779">
                <text:p>13.347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.656439">
                <text:p>13.6564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.962971">
                <text:p>13.9629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.162033">
                <text:p>14.1620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162033">
                <text:p>14.1620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162033">
                <text:p>14.1620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162033">
                <text:p>14.1620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162033">
                <text:p>14.1620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.162033">
                <text:p>14.1620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.037479">
                <text:p>14.0374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.385392">
                <text:p>14.3853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.720937">
                <text:p>14.7209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.843394">
                <text:p>14.8433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843394">
                <text:p>14.8433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.843394">
                <text:p>14.8433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.843394">
                <text:p>14.8433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.843394">
                <text:p>14.8433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.843394">
                <text:p>14.8433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.843394">
                <text:p>14.8433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.534759">
                <text:p>14.534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534759">
                <text:p>14.534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343987">
                <text:p>14.3439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569882">
                <text:p>14.5698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.569882">
                <text:p>14.5698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569882">
                <text:p>14.5698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569882">
                <text:p>14.5698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362618">
                <text:p>14.3626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.296406">
                <text:p>14.2964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.279859">
                <text:p>14.2798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294334">
                <text:p>14.2943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031199">
                <text:p>14.0311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099892">
                <text:p>14.0998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095756">
                <text:p>14.0957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725059">
                <text:p>13.7250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437118">
                <text:p>13.437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437118">
                <text:p>13.437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.437118">
                <text:p>13.437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437118">
                <text:p>13.437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437118">
                <text:p>13.437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.178072">
                <text:p>13.1780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.88805">
                <text:p>12.888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.88805">
                <text:p>12.888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.88805">
                <text:p>12.888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.983162">
                <text:p>12.9831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.983162">
                <text:p>12.9831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.983162">
                <text:p>12.9831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.983162">
                <text:p>12.9831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.983162">
                <text:p>12.9831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.983162">
                <text:p>12.9831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.842531">
                <text:p>12.8425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674471">
                <text:p>12.6744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.674471">
                <text:p>12.6744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.674471">
                <text:p>12.6744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413396">
                <text:p>12.4133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.413396">
                <text:p>12.4133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403047">
                <text:p>12.4030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3431">
                <text:p>12.3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3431">
                <text:p>12.3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3431">
                <text:p>12.3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3431">
                <text:p>12.3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3431">
                <text:p>12.3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314692">
                <text:p>12.3146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035026">
                <text:p>12.0350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755358">
                <text:p>11.7553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755358">
                <text:p>11.7553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755358">
                <text:p>11.7553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440523">
                <text:p>11.440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150479">
                <text:p>11.1504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146316">
                <text:p>11.1463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154579">
                <text:p>11.1545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154579">
                <text:p>11.1545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100868">
                <text:p>11.100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343288">
                <text:p>11.3432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343288">
                <text:p>11.3432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343288">
                <text:p>11.3432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.343288">
                <text:p>11.3432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343288">
                <text:p>11.3432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575459">
                <text:p>11.575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575459">
                <text:p>11.575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575459">
                <text:p>11.575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575459">
                <text:p>11.575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575459">
                <text:p>11.575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575459">
                <text:p>11.575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575459">
                <text:p>11.575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575459">
                <text:p>11.575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5858">
                <text:p>11.58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270961">
                <text:p>11.2709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270961">
                <text:p>11.2709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270961">
                <text:p>11.2709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245729">
                <text:p>11.245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.997083">
                <text:p>10.9970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.997083">
                <text:p>10.9970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.997083">
                <text:p>10.9970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.997083">
                <text:p>10.9970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997083">
                <text:p>10.9970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.030133">
                <text:p>11.0301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.138123">
                <text:p>11.138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.138123">
                <text:p>11.138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.138123">
                <text:p>11.138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976339">
                <text:p>10.976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976339">
                <text:p>10.976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976339">
                <text:p>10.976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976339">
                <text:p>10.976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95154">
                <text:p>10.951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895165">
                <text:p>10.8951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528643">
                <text:p>10.528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528643">
                <text:p>10.528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528643">
                <text:p>10.528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661411">
                <text:p>10.661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661411">
                <text:p>10.661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661411">
                <text:p>10.661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.661409">
                <text:p>10.6614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661409">
                <text:p>10.6614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661409">
                <text:p>10.6614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661409">
                <text:p>10.6614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551383">
                <text:p>10.5513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391668">
                <text:p>10.3916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378713">
                <text:p>10.3787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378713">
                <text:p>10.3787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06181">
                <text:p>10.06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957999">
                <text:p>9.95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873599">
                <text:p>9.8735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927802">
                <text:p>9.9278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927802">
                <text:p>9.9278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8198">
                <text:p>9.8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8198">
                <text:p>9.8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8198">
                <text:p>9.8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8198">
                <text:p>9.8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819814">
                <text:p>9.8198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819814">
                <text:p>9.8198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819814">
                <text:p>9.8198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819814">
                <text:p>9.8198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819814">
                <text:p>9.8198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819814">
                <text:p>9.8198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993533">
                <text:p>9.9935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993533">
                <text:p>9.9935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039509">
                <text:p>10.039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039509">
                <text:p>10.039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.039509">
                <text:p>10.039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039509">
                <text:p>10.039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.039509">
                <text:p>10.039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99196">
                <text:p>9.991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99196">
                <text:p>9.991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.020892">
                <text:p>10.020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.020892">
                <text:p>10.020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.020892">
                <text:p>10.020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.020892">
                <text:p>10.020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.020892">
                <text:p>10.020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.020892">
                <text:p>10.020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768118">
                <text:p>9.7681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500877">
                <text:p>9.5008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500877">
                <text:p>9.5008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500877">
                <text:p>9.5008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500877">
                <text:p>9.5008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.339169">
                <text:p>9.3391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.339169">
                <text:p>9.3391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239384">
                <text:p>9.2393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198576">
                <text:p>9.1985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198576">
                <text:p>9.1985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198576">
                <text:p>9.1985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198576">
                <text:p>9.1985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198576">
                <text:p>9.1985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152652">
                <text:p>9.1526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.152652">
                <text:p>9.1526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.164669">
                <text:p>9.164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88913">
                <text:p>8.889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832814">
                <text:p>8.8328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832814">
                <text:p>8.8328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832814">
                <text:p>8.8328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832814">
                <text:p>8.8328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814681">
                <text:p>8.8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756738">
                <text:p>8.75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771247">
                <text:p>8.771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696182">
                <text:p>8.69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712135">
                <text:p>8.712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617642">
                <text:p>8.617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591323">
                <text:p>8.5913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588801">
                <text:p>8.5888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452849">
                <text:p>8.4528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452849">
                <text:p>8.4528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452849">
                <text:p>8.4528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452849">
                <text:p>8.4528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452849">
                <text:p>8.4528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492543">
                <text:p>8.492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149189">
                <text:p>8.149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134211">
                <text:p>8.134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134211">
                <text:p>8.134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091191">
                <text:p>8.0911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091191">
                <text:p>8.0911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091191">
                <text:p>8.0911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091191">
                <text:p>8.0911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954288">
                <text:p>7.954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842141">
                <text:p>7.842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838427">
                <text:p>7.838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767675">
                <text:p>7.767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749451">
                <text:p>7.7494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69528">
                <text:p>7.69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686576">
                <text:p>7.6865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649782">
                <text:p>7.6497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649782">
                <text:p>7.6497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649782">
                <text:p>7.6497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649782">
                <text:p>7.6497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649782">
                <text:p>7.6497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645212">
                <text:p>7.64521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